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Mono" fo:font-size="9pt" fo:font-style="normal" style:text-underline-style="none" fo:font-weight="normal" style:text-blinking="false" fo:background-color="#b7b7b7"/>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Mono" fo:font-size="9pt" fo:font-style="normal" style:text-underline-style="none" fo:font-weight="normal" style:text-blinking="false" fo:background-color="#999999"/>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b7b7b7"/>
    </style:style>
    <style:style style:name="P7" style:family="paragraph" style:parent-style-name="Text_20_body">
      <style:paragraph-properties fo:margin-top="0cm" fo:margin-bottom="0cm" loext:contextual-spacing="false" fo:line-height="138%"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3" style:family="text">
      <style:text-properties fo:font-variant="normal" fo:text-transform="none" fo:color="#000000" style:text-line-through-style="none" style:text-line-through-type="none" style:font-name="Roboto Mono" fo:font-size="11pt" fo:font-style="normal" style:text-underline-style="none" fo:font-weight="normal" style:text-blinking="false" fo:background-color="#999999" loext:char-shading-value="0"/>
    </style:style>
    <style:style style:name="T4" style:family="text">
      <style:text-properties fo:font-variant="normal" fo:text-transform="none" fo:color="#000000" style:text-line-through-style="none" style:text-line-through-type="none" style:font-name="Roboto Mono" fo:font-size="11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Roboto Mono" fo:font-size="9pt" fo:font-style="normal" style:text-underline-style="none" fo:font-weight="normal" style:text-blinking="false" fo:background-color="#b7b7b7"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fo:font-variant="normal" fo:text-transform="none" fo:color="#000000" style:text-line-through-style="none" style:text-line-through-type="none" style:text-underline-style="none" style:text-blinking="false" fo:background-color="#b7b7b7" loext:char-shading-value="0"/>
    </style:style>
    <style:style style:name="T9" style:family="text">
      <style:text-properties style:font-name="Roboto Mono" fo:font-size="9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54e38b54-7fff-a40c-c798-4a785e897275"/>Odoo Backend JS</text:p>
      <text:p text:style-name="Text_20_body"/>
      <text:p text:style-name="P2">Adding A JavaScript File:</text:p>
      <text:p text:style-name="P7"><text:span text:style-name="T1">By convention every javascript file falls under the </text:span><text:span text:style-name="T3">/static/src/js</text:span><text:span text:style-name="T6"> </text:span><text:span text:style-name="T1">directory on Odoo modules.After adding the file to the module, we have to specify the asset to Odoo.We can do it by adding the following code snippet to an XML file.</text:span></text:p>
      <text:p text:style-name="Text_20_body"/>
      <text:p text:style-name="P4">&lt;?xml version="1.0" encoding="utf-8"?&gt;</text:p>
      <text:p text:style-name="P4">&lt;odoo&gt;</text:p>
      <text:p text:style-name="P6">   <text:span text:style-name="T9">&lt;template id="assets_backend" name="a name" inherit_id="web.assets_backend"&gt;</text:span></text:p>
      <text:p text:style-name="P6">       <text:span text:style-name="T9">&lt;xpath expr="." position="inside"&gt;</text:span></text:p>
      <text:p text:style-name="P6">           <text:span text:style-name="T9">&lt;script type="text/javascript" src="/your_module_name/static/src/js/your_file.js"&gt;&lt;/script&gt;</text:span></text:p>
      <text:p text:style-name="P6">       <text:span text:style-name="T9">&lt;/xpath&gt;</text:span></text:p>
      <text:p text:style-name="P6">   <text:span text:style-name="T9">&lt;/template&gt;</text:span></text:p>
      <text:p text:style-name="P4">&lt;/odoo&gt;</text:p>
      <text:p text:style-name="Text_20_body"/>
      <text:p text:style-name="P3">Now the JavaScript Code we defined in this file will be added to Odoo.Let’s see the basic structure of the code.</text:p>
      <text:p text:style-name="P3">For defining a new odoo widget we will use the odoo.define method.</text:p>
      <text:p text:style-name="P5">odoo.define('your_module.name, function (require) {</text:p>
      <text:p text:style-name="P5">"use strict";</text:p>
      <text:p text:style-name="Text_20_body"/>
      <text:p text:style-name="P5">var core = require('web.core');</text:p>
      <text:p text:style-name="P5">var FormView = require('web.FormView');</text:p>
      <text:p text:style-name="P5">var FormController = require('web.FormController');</text:p>
      <text:p text:style-name="P5">var FormRenderer = require('web.FormRenderer');</text:p>
      <text:p text:style-name="P5">var view_registry = require('web.view_registry');</text:p>
      <text:p text:style-name="P5">};</text:p>
      <text:p text:style-name="P7"><text:span text:style-name="T2">In the above code we just added a new module and imported some builtin odoo widgets.The </text:span><text:span text:style-name="T7">‘</text:span><text:span text:style-name="T4">web.core</text:span><text:span text:style-name="T2">' widget is the base for all the other widgets.The ‘web.FormView’ gives the form view and ‘web.FormController’ manages how the Form Views are rendered.In case we want to make any changes in the form view we have to extend those widgets like below,</text:span></text:p>
      <text:p text:style-name="Text_20_body"/>
      <text:p text:style-name="P4">FormRenderer.extend({</text:p>
      <text:p text:style-name="P6">   <text:span text:style-name="T9">events: _.extend({}, FormRenderer.prototype.events, {</text:span></text:p>
      <text:p text:style-name="P6">       <text:span text:style-name="T9">'your_event css_Selector_of_the_element‘: 'call_back_method',</text:span></text:p>
      <text:p text:style-name="P6">   <text:span text:style-name="T9">}),</text:span></text:p>
      <text:p text:style-name="P4">call_back_method:{</text:p>
      <text:p text:style-name="P6">       <text:span text:style-name="T9">//This method does nothing but called when the registered event happens</text:span></text:p>
      <text:p text:style-name="P6">   <text:span text:style-name="T9">},</text:span></text:p>
      <text:p text:style-name="P6"><text:soft-page-break/>   <text:span text:style-name="T9">init: function () {</text:span></text:p>
      <text:p text:style-name="P6">       <text:span text:style-name="T9">//your goes code here</text:span></text:p>
      <text:p text:style-name="P6">       <text:span text:style-name="T9">this._super.apply(this, arguments);</text:span></text:p>
      <text:p text:style-name="P6">       <text:span text:style-name="T9">//and here       </text:span></text:p>
      <text:p text:style-name="P6">   <text:span text:style-name="T9">},</text:span></text:p>
      <text:p text:style-name="Text_20_body"/>
      <text:p text:style-name="P6">   <text:span text:style-name="T9">start: function () {</text:span></text:p>
      <text:p text:style-name="P6">       <text:span text:style-name="T9">//your goes code here</text:span></text:p>
      <text:p text:style-name="P6">       <text:span text:style-name="T9">this._super.apply(this, arguments);</text:span></text:p>
      <text:p text:style-name="P6">       <text:span text:style-name="T9">//and here</text:span></text:p>
      <text:p text:style-name="P6">  <text:span text:style-name="T9">},</text:span></text:p>
      <text:p text:style-name="P4">});</text:p>
      <text:p text:style-name="P7"><text:span text:style-name="T2">In the above code, we used </text:span><text:span text:style-name="T5">ecents: _.extend({}, FormRenderer.prototype.events, {</text:span></text:p>
      <text:p text:style-name="P6">       <text:span text:style-name="T9">'your_event css_Selector_of_the_element‘: 'call_back_method',</text:span></text:p>
      <text:p text:style-name="P7"><text:span text:style-name="T8">   </text:span><text:span text:style-name="T5">}) </text:span><text:span text:style-name="T2">to copy the events we already had in the super widget, and to add our new events then we assigned it to the </text:span><text:span text:style-name="T4">events </text:span><text:span text:style-name="T2">attribute of the widget.The next thing we did was the </text:span><text:span text:style-name="T5">call_back_method</text:span><text:span text:style-name="T7"> </text:span><text:span text:style-name="T2">we defined this method to trigger when an event occurs.The last two methods are those present in every odoo widgets.We override these functions in order to add our code to be run while the widget is being initialised or when it starts.Since we don’t want to prevent the things done by super widget we used the </text:span><text:span text:style-name="T5">this._super.apply(this, arguments);</text:span><text:span text:style-name="T2">.The this._super.appy calls the current method of it’s super widge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2:49:32.559389168</meta:creation-date>
    <dc:date>2019-12-02T12:49:56.370051260</dc:date>
    <meta:editing-duration>PT24S</meta:editing-duration>
    <meta:editing-cycles>1</meta:editing-cycles>
    <meta:document-statistic meta:table-count="0" meta:image-count="0" meta:object-count="0" meta:page-count="2" meta:paragraph-count="43" meta:word-count="349" meta:character-count="2622" meta:non-whitespace-character-count="2192"/>
    <meta:generator>LibreOffice/6.0.7.3$Linux_X86_64 LibreOffice_project/00m0$Build-3</meta:generator>
  </office:meta>
</office:document-meta>
</file>